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12C0BD83FFFD7F9A68E.png" manifest:media-type="image/png"/>
  <manifest:file-entry manifest:full-path="Pictures/100000010000046B000001F2058BB775CA7CF8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SDR</text:p>
          </draw:text-box>
        </draw:frame>
        <draw:frame presentation:style-name="pr1" draw:text-style-name="P1" draw:layer="layout" svg:width="25.199cm" svg:height="2.629cm" svg:x="1.5cm" svg:y="3.5cm" presentation:class="title" presentation:user-transformed="true">
          <draw:text-box>
            <text:p text:style-name="P1"><text:span text:style-name="T1">Par rj4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3" draw:layer="layout" svg:width="27.999cm" svg:height="12.327cm" svg:x="0cm" svg:y="1.817cm">
          <draw:image xlink:href="Pictures/100000010000046B000001F2058BB775CA7CF8E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" draw:text-style-name="P3" draw:layer="layout" svg:width="26.457cm" svg:height="7.937cm" svg:x="1.043cm" svg:y="7.063cm">
          <draw:image xlink:href="Pictures/10000000000003E80000012C0BD83FFFD7F9A68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4:34:03.296859689</meta:creation-date>
    <dc:date>2024-02-17T12:37:39.826149139</dc:date>
    <meta:editing-duration>P1DT22H3M37S</meta:editing-duration>
    <meta:editing-cycles>2</meta:editing-cycles>
    <meta:generator>LibreOffice/7.4.7.2$Linux_X86_64 LibreOffice_project/40$Build-2</meta:generator>
    <meta:document-statistic meta:object-count="31"/>
  </office:meta>
</office:document-meta>
</file>